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17cm"/>
    </style:style>
    <style:style style:name="co3" style:family="table-column">
      <style:table-column-properties fo:break-before="auto" style:column-width="2.415cm"/>
    </style:style>
    <style:style style:name="co4" style:family="table-column">
      <style:table-column-properties fo:break-before="auto" style:column-width="6.983cm"/>
    </style:style>
    <style:style style:name="co5" style:family="table-column">
      <style:table-column-properties fo:break-before="auto" style:column-width="2.411cm"/>
    </style:style>
    <style:style style:name="co6" style:family="table-column">
      <style:table-column-properties fo:break-before="auto" style:column-width="2.009cm"/>
    </style:style>
    <style:style style:name="co7" style:family="table-column">
      <style:table-column-properties fo:break-before="auto" style:column-width="1.946cm"/>
    </style:style>
    <style:style style:name="co8" style:family="table-column">
      <style:table-column-properties fo:break-before="auto" style:column-width="2.099cm"/>
    </style:style>
    <style:style style:name="co9" style:family="table-column">
      <style:table-column-properties fo:break-before="auto" style:column-width="6.782cm"/>
    </style:style>
    <style:style style:name="co10" style:family="table-column">
      <style:table-column-properties fo:break-before="auto" style:column-width="2.334cm"/>
    </style:style>
    <style:style style:name="co11" style:family="table-column">
      <style:table-column-properties fo:break-before="auto" style:column-width="2.295cm"/>
    </style:style>
    <style:style style:name="co12" style:family="table-column">
      <style:table-column-properties fo:break-before="auto" style:column-width="1.986cm"/>
    </style:style>
    <style:style style:name="co13" style:family="table-column">
      <style:table-column-properties fo:break-before="auto" style:column-width="4.382cm"/>
    </style:style>
    <style:style style:name="co14" style:family="table-column">
      <style:table-column-properties fo:break-before="auto" style:column-width="2.157cm"/>
    </style:style>
    <style:style style:name="co15" style:family="table-column">
      <style:table-column-properties fo:break-before="auto" style:column-width="1.734cm"/>
    </style:style>
    <style:style style:name="co16" style:family="table-column">
      <style:table-column-properties fo:break-before="auto" style:column-width="2.053cm"/>
    </style:style>
    <style:style style:name="co17" style:family="table-column">
      <style:table-column-properties fo:break-before="auto" style:column-width="4.798cm"/>
    </style:style>
    <style:style style:name="co18" style:family="table-column">
      <style:table-column-properties fo:break-before="auto" style:column-width="1.482cm"/>
    </style:style>
    <style:style style:name="co19" style:family="table-column">
      <style:table-column-properties fo:break-before="auto" style:column-width="2.551cm"/>
    </style:style>
    <style:style style:name="co20" style:family="table-column">
      <style:table-column-properties fo:break-before="auto" style:column-width="1.856cm"/>
    </style:style>
    <style:style style:name="co21" style:family="table-column">
      <style:table-column-properties fo:break-before="auto" style:column-width="1.66cm"/>
    </style:style>
    <style:style style:name="co22" style:family="table-column">
      <style:table-column-properties fo:break-before="auto" style:column-width="6.549cm"/>
    </style:style>
    <style:style style:name="co23" style:family="table-column">
      <style:table-column-properties fo:break-before="auto" style:column-width="2.111cm"/>
    </style:style>
    <style:style style:name="co24" style:family="table-column">
      <style:table-column-properties fo:break-before="auto" style:column-width="1.924cm"/>
    </style:style>
    <style:style style:name="co25" style:family="table-column">
      <style:table-column-properties fo:break-before="auto" style:column-width="2.8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fffa6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8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 style:data-style-name="N36"/>
    <style:style style:name="ce8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 style:data-style-name="N4"/>
    <style:style style:name="ce97" style:family="table-cell" style:parent-style-name="Default">
      <style:text-properties fo:font-weight="bold" style:font-weight-asian="bold" style:font-weight-complex="bold"/>
    </style:style>
    <style:style style:name="ce10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3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57" style:family="table-cell" style:parent-style-name="Default" style:data-style-name="N4">
      <style:text-properties fo:font-size="12pt" style:font-size-asian="12pt" style:font-size-complex="12pt"/>
    </style:style>
    <style:style style:name="ce11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4">
      <style:text-properties fo:font-size="12pt" fo:font-weight="normal" style:font-size-asian="12pt" style:font-weight-asian="normal" style:font-size-complex="12pt" style:font-weight-complex="normal"/>
    </style:style>
    <style:style style:name="ce171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125"/>
    <style:style style:name="ce62" style:family="table-cell" style:parent-style-name="Default" style:data-style-name="N125">
      <style:text-properties fo:font-size="12pt" style:font-size-asian="12pt" style:font-size-complex="12pt"/>
    </style:style>
    <style:style style:name="ce63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68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48" style:family="table-cell" style:parent-style-name="Default" style:data-style-name="N125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nA boya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02"/>
        <table:table-column table:style-name="co1" table:number-columns-repeated="3" table:default-cell-style-name="Default"/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SnA Boya kira </text:p>
          </table:table-cell>
          <table:table-cell table:style-name="ce89" table:number-columns-repeated="5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number-columns-repeated="2"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Kira Bedeli</text:p>
          </table:table-cell>
          <table:table-cell table:style-name="ce93" table:formula="of:=SUM([.C13:.C24])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Toplam Ödeme</text:p>
          </table:table-cell>
          <table:table-cell table:style-name="ce93" table:formula="of:=SUM([.D13:.D28])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Bakiye</text:p>
          </table:table-cell>
          <table:table-cell table:style-name="ce93" table:formula="of:=[.E28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<text:s/>Masraf</text:p>
          </table:table-cell>
          <table:table-cell table:style-name="ce93" table:formula="of:=[.D34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90" office:value-type="string" calcext:value-type="string">
            <text:p>Net Kira</text:p>
          </table:table-cell>
          <table:table-cell table:style-name="ce93" table:formula="of:=[.C6]-[.C8]" office:value-type="float" office:value="0" calcext:value-type="float">
            <text:p>0,00</text:p>
          </table:table-cell>
          <table:table-cell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93" table:number-columns-repeated="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0" office:value-type="string" calcext:value-type="string">
            <text:p>Yıkamacı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Fehmi Arat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 table:number-rows-repeated="2">
          <table:table-cell table:style-name="ce83" table:number-columns-repeated="2"/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20-11-2022 – 19-11-2023 Kira Bedeli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8" office:value-type="date" office:date-value="2021-11-20" calcext:value-type="date">
            <text:p>20.11.2021</text:p>
          </table:table-cell>
          <table:table-cell table:style-name="ce83" office:value-type="string" calcext:value-type="string">
            <text:p>Kira Bedeli</text:p>
          </table:table-cell>
          <table:table-cell table:style-name="ce102"/>
          <table:table-cell/>
          <table:table-cell table:style-name="ce91" table:formula="of:=[.E14]+[.C18]-[.D18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>
          <table:table-cell table:style-name="ce88"/>
          <table:table-cell table:style-name="ce83"/>
          <table:table-cell table:style-name="ce102"/>
          <table:table-cell/>
          <table:table-cell table:style-name="ce91" table:formula="of:=[.E18]+[.C19]-[.D19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>
          <table:table-cell table:style-name="ce88"/>
          <table:table-cell table:style-name="ce83" office:value-type="string" calcext:value-type="string">
            <text:p>21-22 kira bedeli 24000</text:p>
          </table:table-cell>
          <table:table-cell table:style-name="ce102"/>
          <table:table-cell/>
          <table:table-cell table:style-name="ce91"/>
          <table:table-cell table:style-name="ce89" table:number-columns-repeated="2"/>
        </table:table-row>
        <table:table-row table:style-name="ro1" table:number-rows-repeated="2">
          <table:table-cell table:style-name="ce88"/>
          <table:table-cell table:style-name="ce83"/>
          <table:table-cell table:style-name="ce102"/>
          <table:table-cell/>
          <table:table-cell table:style-name="ce91"/>
          <table:table-cell table:style-name="ce89" table:number-columns-repeated="2"/>
        </table:table-row>
        <table:table-row table:style-name="ro1">
          <table:table-cell table:style-name="ce83" table:number-columns-repeated="2"/>
          <table:table-cell table:style-name="ce102"/>
          <table:table-cell table:style-name="ce89"/>
          <table:table-cell table:style-name="ce99"/>
          <table:table-cell table:style-name="ce89" table:number-columns-repeated="2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ce89"/>
          <table:table-cell table:style-name="ce99"/>
          <table:table-cell table:style-name="ce89" table:number-columns-repeated="2"/>
        </table:table-row>
        <table:table-row table:style-name="ro1" table:number-rows-repeated="2">
          <table:table-cell table:style-name="ce88"/>
          <table:table-cell table:number-columns-repeated="3"/>
          <table:table-cell table:style-name="ce99"/>
          <table:table-cell table:style-name="ce89" table:number-columns-repeated="2"/>
        </table:table-row>
        <table:table-row table:style-name="ro1">
          <table:table-cell table:style-name="ce83"/>
          <table:table-cell table:number-columns-repeated="2"/>
          <table:table-cell table:style-name="Default"/>
          <table:table-cell table:style-name="ce99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 table:style-name="ce105"/>
          <table:table-cell table:style-name="ce28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 table:style-name="ce131"/>
          <table:table-cell table:style-name="ce91"/>
          <table:table-cell table:number-columns-repeated="2"/>
        </table:table-row>
        <table:table-row table:style-name="ro1" table:number-rows-repeated="3">
          <table:table-cell table:style-name="ce103"/>
          <table:table-cell table:style-name="ce83"/>
          <table:table-cell table:style-name="ce89" table:number-columns-repeated="2"/>
          <table:table-cell table:style-name="ce91"/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 table:style-name="ce103"/>
          <table:table-cell table:style-name="ce80" office:value-type="string" calcext:value-type="string">
            <text:p>Masraflar</text:p>
          </table:table-cell>
          <table:table-cell/>
          <table:table-cell table:style-name="ce93" table:formula="of:=SUM([.D35:.D51])" office:value-type="float" office:value="0" calcext:value-type="float">
            <text:p>0,00</text:p>
          </table:table-cell>
          <table:table-cell table:style-name="ce89"/>
          <table:table-cell table:number-columns-repeated="2"/>
        </table:table-row>
        <table:table-row table:style-name="ro1">
          <table:table-cell table:style-name="ce103"/>
          <table:table-cell table:style-name="ce80"/>
          <table:table-cell/>
          <table:table-cell table:style-name="Default"/>
          <table:table-cell/>
          <table:table-cell table:style-name="ce89"/>
          <table:table-cell/>
        </table:table-row>
        <table:table-row table:style-name="ro1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/>
          <table:table-cell table:style-name="ce89" table:number-columns-repeated="4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/>
          <table:table-cell table:style-name="ce106"/>
          <table:table-cell table:number-columns-repeated="2"/>
        </table:table-row>
        <table:table-row table:style-name="ro1" table:number-rows-repeated="2">
          <table:table-cell table:style-name="ce83"/>
          <table:table-cell table:style-name="ce89"/>
          <table:table-cell table:style-name="ce97"/>
          <table:table-cell table:style-name="ce89"/>
          <table:table-cell table:style-name="ce93"/>
          <table:table-cell table:number-columns-repeated="2"/>
        </table:table-row>
        <table:table-row table:style-name="ro1" table:number-rows-repeated="5">
          <table:table-cell table:style-name="ce83"/>
          <table:table-cell table:style-name="ce89" table:number-columns-repeated="3"/>
          <table:table-cell table:style-name="ce97"/>
          <table:table-cell table:style-name="ce98"/>
          <table:table-cell table:style-name="ce93"/>
        </table:table-row>
        <table:table-row table:style-name="ro1" table:number-rows-repeated="44">
          <table:table-cell table:style-name="ce83"/>
          <table:table-cell table:style-name="ce89" table:number-columns-repeated="6"/>
        </table:table-row>
        <table:table-row table:style-name="ro1" table:number-rows-repeated="104848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B karo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02"/>
        <table:table-column table:style-name="co1" table:number-columns-repeated="3" table:default-cell-style-name="Default"/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SnB <text:s/>200 m2 Karo kira </text:p>
          </table:table-cell>
          <table:table-cell table:style-name="ce89" table:number-columns-repeated="5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number-columns-repeated="2"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<text:s/>Kira Bedeli</text:p>
          </table:table-cell>
          <table:table-cell table:style-name="ce93" table:formula="of:=SUM([.C13:.C24])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Toplam Ödeme</text:p>
          </table:table-cell>
          <table:table-cell table:style-name="ce93" table:formula="of:=SUM([.D13:.D23])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Bakiye</text:p>
          </table:table-cell>
          <table:table-cell table:style-name="ce93" table:formula="of:=[.E15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Masraf</text:p>
          </table:table-cell>
          <table:table-cell table:style-name="ce93" table:formula="of:=[.D36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90" office:value-type="string" calcext:value-type="string">
            <text:p>Net Kira</text:p>
          </table:table-cell>
          <table:table-cell table:style-name="ce93" table:formula="of:=[.C6]-[.C8]" office:value-type="float" office:value="0" calcext:value-type="float">
            <text:p>0,00</text:p>
          </table:table-cell>
          <table:table-cell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93" table:number-columns-repeated="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/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0" office:value-type="string" calcext:value-type="string">
            <text:p>Motorcu</text:p>
          </table:table-cell>
          <table:table-cell/>
          <table:table-cell table:style-name="Default"/>
          <table:table-cell table:style-name="ce99" table:formula="of:=[.C14]-[.D1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88" office:value-type="date" office:date-value="2022-04-29" calcext:value-type="date">
            <text:p>29.04.2022</text:p>
          </table:table-cell>
          <table:table-cell table:style-name="ce89" office:value-type="string" calcext:value-type="string">
            <text:p>Mesut Deliduman</text:p>
          </table:table-cell>
          <table:table-cell table:style-name="ce89"/>
          <table:table-cell table:style-name="ce105"/>
          <table:table-cell table:style-name="ce99" table:formula="of:=[.E14]+[.C15]-[.D1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 table:style-name="ce131"/>
          <table:table-cell table:style-name="ce99" table:formula="of:=[.E15]+[.C16]-[.D1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21-22 kira bedeli 43200</text:p>
          </table:table-cell>
          <table:table-cell table:style-name="ce89" table:number-columns-repeated="2"/>
          <table:table-cell table:style-name="ce99" table:formula="of:=[.E16]+[.C17]-[.D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2"/>
          <table:table-cell table:style-name="ce99" table:formula="of:=[.E17]+[.C18]-[.D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2"/>
          <table:table-cell table:style-name="ce99" table:formula="of:=[.E18]+[.C19]-[.D19]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4">
          <table:table-cell table:style-name="ce103"/>
          <table:table-cell table:style-name="ce83"/>
          <table:table-cell table:style-name="ce89" table:number-columns-repeated="2"/>
          <table:table-cell table:style-name="ce99"/>
          <table:table-cell table:number-columns-repeated="2"/>
        </table:table-row>
        <table:table-row table:style-name="ro1">
          <table:table-cell table:style-name="ce103" office:value-type="date" office:date-value="2021-08-30" calcext:value-type="date">
            <text:p>30.08.2021</text:p>
          </table:table-cell>
          <table:table-cell table:style-name="ce83" office:value-type="string" calcext:value-type="string">
            <text:p>elektrik teminat için ödenen</text:p>
          </table:table-cell>
          <table:table-cell table:style-name="ce89"/>
          <table:table-cell table:style-name="ce89" office:value-type="float" office:value="1200" calcext:value-type="float">
            <text:p>1.200,00</text:p>
          </table:table-cell>
          <table:table-cell table:style-name="ce99" table:formula="of:=[.E23]+[.C24]-[.D24]" office:value-type="float" office:value="-1200" calcext:value-type="float">
            <text:p>-1.20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Ocak 2021 -</text:p>
          </table:table-cell>
          <table:table-cell table:style-name="ce89"/>
          <table:table-cell table:style-name="ce89" office:value-type="float" office:value="7.92" calcext:value-type="float">
            <text:p>7,92</text:p>
          </table:table-cell>
          <table:table-cell table:style-name="ce99" table:formula="of:=[.E24]+[.C25]-[.D25]" office:value-type="float" office:value="-1207.92" calcext:value-type="float">
            <text:p>-1.207,92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şubat</text:p>
          </table:table-cell>
          <table:table-cell table:style-name="ce89"/>
          <table:table-cell table:style-name="ce89" office:value-type="float" office:value="9.64" calcext:value-type="float">
            <text:p>9,64</text:p>
          </table:table-cell>
          <table:table-cell table:style-name="ce99" table:formula="of:=[.E25]+[.C26]-[.D26]" office:value-type="float" office:value="-1217.56" calcext:value-type="float">
            <text:p>-1.217,56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mayıs</text:p>
          </table:table-cell>
          <table:table-cell table:style-name="ce89"/>
          <table:table-cell table:style-name="ce89" office:value-type="float" office:value="7.64" calcext:value-type="float">
            <text:p>7,64</text:p>
          </table:table-cell>
          <table:table-cell table:style-name="ce99" table:formula="of:=[.E26]+[.C27]-[.D27]" office:value-type="float" office:value="-1225.2" calcext:value-type="float">
            <text:p>-1.225,2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haziran</text:p>
          </table:table-cell>
          <table:table-cell table:style-name="ce89"/>
          <table:table-cell table:style-name="ce89" office:value-type="float" office:value="5.76" calcext:value-type="float">
            <text:p>5,76</text:p>
          </table:table-cell>
          <table:table-cell table:style-name="ce99" table:formula="of:=[.E27]+[.C28]-[.D28]" office:value-type="float" office:value="-1230.96" calcext:value-type="float">
            <text:p>-1.230,96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temmuz</text:p>
          </table:table-cell>
          <table:table-cell table:style-name="ce89"/>
          <table:table-cell table:style-name="ce89" office:value-type="float" office:value="15.75" calcext:value-type="float">
            <text:p>15,75</text:p>
          </table:table-cell>
          <table:table-cell table:style-name="ce99" table:formula="of:=[.E28]+[.C29]-[.D29]" office:value-type="float" office:value="-1246.71" calcext:value-type="float">
            <text:p>-1.246,71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eylül</text:p>
          </table:table-cell>
          <table:table-cell table:style-name="ce89"/>
          <table:table-cell table:style-name="ce89" office:value-type="float" office:value="14.28" calcext:value-type="float">
            <text:p>14,28</text:p>
          </table:table-cell>
          <table:table-cell table:style-name="ce99" table:formula="of:=[.E29]+[.C30]-[.D30]" office:value-type="float" office:value="-1260.99" calcext:value-type="float">
            <text:p>-1.260,99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ekim</text:p>
          </table:table-cell>
          <table:table-cell table:style-name="ce89"/>
          <table:table-cell table:style-name="ce89" office:value-type="float" office:value="22.5" calcext:value-type="float">
            <text:p>22,50</text:p>
          </table:table-cell>
          <table:table-cell table:style-name="ce99" table:formula="of:=[.E30]+[.C31]-[.D31]" office:value-type="float" office:value="-1283.49" calcext:value-type="float">
            <text:p>-1.283,49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kasım</text:p>
          </table:table-cell>
          <table:table-cell table:style-name="ce89" table:number-columns-repeated="2"/>
          <table:table-cell table:style-name="ce99" table:formula="of:=[.E31]+[.C32]-[.D32]" office:value-type="float" office:value="-1283.49" calcext:value-type="float">
            <text:p>-1.283,49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aralık</text:p>
          </table:table-cell>
          <table:table-cell table:style-name="ce89" table:number-columns-repeated="2"/>
          <table:table-cell table:style-name="ce99" table:formula="of:=[.E32]+[.C33]-[.D33]" office:value-type="float" office:value="-1283.49" calcext:value-type="float">
            <text:p>-1.283,49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2"/>
          <table:table-cell table:style-name="ce99" table:formula="of:=[.E33]+[.C34]-[.D34]" office:value-type="float" office:value="-1283.49" calcext:value-type="float">
            <text:p>-1.283,49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 table:style-name="ce103"/>
          <table:table-cell table:style-name="ce80" office:value-type="string" calcext:value-type="string">
            <text:p>Masraflar</text:p>
          </table:table-cell>
          <table:table-cell/>
          <table:table-cell table:style-name="ce93" table:formula="of:=SUM([.D37:.D53])" office:value-type="float" office:value="0" calcext:value-type="float">
            <text:p>0,00</text:p>
          </table:table-cell>
          <table:table-cell table:style-name="ce89"/>
          <table:table-cell table:number-columns-repeated="2"/>
        </table:table-row>
        <table:table-row table:style-name="ro1" table:number-rows-repeated="2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/>
          <table:table-cell table:style-name="ce89" table:number-columns-repeated="4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/>
          <table:table-cell table:style-name="ce106"/>
          <table:table-cell table:number-columns-repeated="2"/>
        </table:table-row>
        <table:table-row table:style-name="ro1" table:number-rows-repeated="2">
          <table:table-cell table:style-name="ce83"/>
          <table:table-cell table:style-name="ce89"/>
          <table:table-cell table:style-name="ce97"/>
          <table:table-cell table:style-name="ce89"/>
          <table:table-cell table:style-name="ce93"/>
          <table:table-cell table:number-columns-repeated="2"/>
        </table:table-row>
        <table:table-row table:style-name="ro1" table:number-rows-repeated="5">
          <table:table-cell table:style-name="ce83"/>
          <table:table-cell table:style-name="ce89" table:number-columns-repeated="3"/>
          <table:table-cell table:style-name="ce97"/>
          <table:table-cell table:style-name="ce98"/>
          <table:table-cell table:style-name="ce93"/>
        </table:table-row>
        <table:table-row table:style-name="ro1" table:number-rows-repeated="44">
          <table:table-cell table:style-name="ce83"/>
          <table:table-cell table:style-name="ce89" table:number-columns-repeated="6"/>
        </table:table-row>
        <table:table-row table:style-name="ro1" table:number-rows-repeated="104848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CD vinç" table:style-name="ta2">
        <table:table-column table:style-name="co3" table:default-cell-style-name="ce83"/>
        <table:table-column table:style-name="co4" table:default-cell-style-name="ce89"/>
        <table:table-column table:style-name="co5" table:default-cell-style-name="ce89"/>
        <table:table-column table:style-name="co6" table:default-cell-style-name="ce89"/>
        <table:table-column table:style-name="co1" table:default-cell-style-name="ce89"/>
        <table:table-column table:style-name="co7" table:default-cell-style-name="ce89"/>
        <table:table-column table:style-name="co8" table:default-cell-style-name="ce89"/>
        <table:table-column table:style-name="co1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Default" table:number-columns-repeated="2"/>
          <table:table-cell table:style-name="ce93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Kira Bedeli</text:p>
          </table:table-cell>
          <table:table-cell table:style-name="ce93" table:formula="of:=SUM([.C13:.C42])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Toplam Ödeme</text:p>
          </table:table-cell>
          <table:table-cell table:style-name="ce93" table:formula="of:=SUM([.D13:.D42])" office:value-type="float" office:value="233.28" calcext:value-type="float">
            <text:p>233,28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93" table:formula="of:=[.E41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Masraf</text:p>
          </table:table-cell>
          <table:table-cell table:style-name="ce93" table:formula="of:=[.D47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90" office:value-type="string" calcext:value-type="string">
            <text:p>2019-2020 Net Kira</text:p>
          </table:table-cell>
          <table:table-cell table:style-name="ce93" table:formula="of:=[.C6]-[.C8]" office:value-type="float" office:value="233.28" calcext:value-type="float">
            <text:p>233,28</text:p>
          </table:table-cell>
          <table:table-cell table:style-name="Default"/>
          <table:table-cell table:style-name="ce93"/>
          <table:table-cell table:number-columns-repeated="54"/>
        </table:table-row>
        <table:table-row table:style-name="ro1">
          <table:table-cell/>
          <table:table-cell table:style-name="ce80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0" office:value-type="string" calcext:value-type="string">
            <text:p>Hurdacı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Ali Demirel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29-11-2022 – 30-11-2023 Kira Bedeli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21-22 kira bedeli 43160 TL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 table:number-rows-repeated="2">
          <table:table-cell table:style-name="ce88"/>
          <table:table-cell table:style-name="ce83"/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Ocak 2021- elektrik teminat için</text:p>
          </table:table-cell>
          <table:table-cell table:style-name="ce102"/>
          <table:table-cell table:style-name="Default" office:value-type="float" office:value="33.09" calcext:value-type="float">
            <text:p>33,09</text:p>
          </table:table-cell>
          <table:table-cell table:style-name="ce91" table:formula="of:=[.E20]+[.C21]-[.D21]" office:value-type="float" office:value="-33.09" calcext:value-type="float">
            <text:p>-33,09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şubat</text:p>
          </table:table-cell>
          <table:table-cell table:style-name="ce102"/>
          <table:table-cell table:style-name="Default" office:value-type="float" office:value="20.52" calcext:value-type="float">
            <text:p>20,52</text:p>
          </table:table-cell>
          <table:table-cell table:style-name="ce91" table:formula="of:=[.E21]+[.C22]-[.D22]" office:value-type="float" office:value="-53.61" calcext:value-type="float">
            <text:p>-53,61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mayıs</text:p>
          </table:table-cell>
          <table:table-cell table:style-name="ce102"/>
          <table:table-cell table:style-name="Default" office:value-type="float" office:value="33.84" calcext:value-type="float">
            <text:p>33,84</text:p>
          </table:table-cell>
          <table:table-cell table:style-name="ce91" table:formula="of:=[.E22]+[.C23]-[.D23]" office:value-type="float" office:value="-87.45" calcext:value-type="float">
            <text:p>-87,45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haziran</text:p>
          </table:table-cell>
          <table:table-cell table:style-name="ce102"/>
          <table:table-cell table:style-name="Default" office:value-type="float" office:value="28.26" calcext:value-type="float">
            <text:p>28,26</text:p>
          </table:table-cell>
          <table:table-cell table:style-name="ce91" table:formula="of:=[.E23]+[.C24]-[.D24]" office:value-type="float" office:value="-115.71" calcext:value-type="float">
            <text:p>-115,71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temmuz</text:p>
          </table:table-cell>
          <table:table-cell table:style-name="ce102"/>
          <table:table-cell table:style-name="Default" office:value-type="float" office:value="32.4" calcext:value-type="float">
            <text:p>32,4</text:p>
          </table:table-cell>
          <table:table-cell table:style-name="ce91" table:formula="of:=[.E24]+[.C25]-[.D25]" office:value-type="float" office:value="-148.11" calcext:value-type="float">
            <text:p>-148,11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eylül</text:p>
          </table:table-cell>
          <table:table-cell table:style-name="ce102"/>
          <table:table-cell table:style-name="Default" office:value-type="float" office:value="44.52" calcext:value-type="float">
            <text:p>44,52</text:p>
          </table:table-cell>
          <table:table-cell table:style-name="ce91" table:formula="of:=[.E25]+[.C26]-[.D26]" office:value-type="float" office:value="-192.63" calcext:value-type="float">
            <text:p>-192,63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ekim</text:p>
          </table:table-cell>
          <table:table-cell table:style-name="ce102"/>
          <table:table-cell table:style-name="Default" office:value-type="float" office:value="40.65" calcext:value-type="float">
            <text:p>40,65</text:p>
          </table:table-cell>
          <table:table-cell table:style-name="ce91" table:formula="of:=[.E26]+[.C27]-[.D27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kasım</text:p>
          </table:table-cell>
          <table:table-cell table:style-name="ce102"/>
          <table:table-cell table:style-name="Default"/>
          <table:table-cell table:style-name="ce91" table:formula="of:=[.E27]+[.C28]-[.D28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aralık</text:p>
          </table:table-cell>
          <table:table-cell table:style-name="ce102"/>
          <table:table-cell table:style-name="Default"/>
          <table:table-cell table:style-name="ce91" table:formula="of:=[.E28]+[.C29]-[.D29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9]+[.C30]-[.D30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 table:number-rows-repeated="2">
          <table:table-cell table:style-name="ce88"/>
          <table:table-cell table:style-name="ce83"/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alçıpanında hasar var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2-25" calcext:value-type="date">
            <text:p>25.02.2021</text:p>
          </table:table-cell>
          <table:table-cell table:style-name="ce83" office:value-type="string" calcext:value-type="string">
            <text:p>tuvalet için izinsiz kapı açtı</text:p>
          </table:table-cell>
          <table:table-cell table:style-name="ce102"/>
          <table:table-cell table:style-name="Default" office:value-type="string" calcext:value-type="string">
            <text:p>yapıldı</text:p>
          </table:table-cell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table:style-name="ce83" office:value-type="string" calcext:value-type="string">
            <text:p>2021 de 2022 için ödemesi gereken kiraları ödemedi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çatı trapez saclarında hasar var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6-20" calcext:value-type="date">
            <text:p>20.06.2021</text:p>
          </table:table-cell>
          <table:table-cell table:style-name="ce83" office:value-type="string" calcext:value-type="string">
            <text:p>büyük binanın saçağında hasar var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8-05" calcext:value-type="date">
            <text:p>05.08.2021</text:p>
          </table:table-cell>
          <table:table-cell table:style-name="ce83" office:value-type="string" calcext:value-type="string">
            <text:p>arsa önüne malzeme yığıntısı var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8-25" calcext:value-type="date">
            <text:p>25.08.2021</text:p>
          </table:table-cell>
          <table:table-cell table:style-name="ce83" office:value-type="string" calcext:value-type="string">
            <text:p>mutfak tezgahı kırık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ış duvarında sıva hasarı var</text:p>
          </table:table-cell>
          <table:table-cell table:style-name="Default"/>
          <table:table-cell office:value-type="string" calcext:value-type="string">
            <text:p>yapıldı</text:p>
          </table:table-cell>
          <table:table-cell table:style-name="ce99"/>
          <table:table-cell table:number-columns-repeated="54"/>
        </table:table-row>
        <table:table-row table:style-name="ro1">
          <table:table-cell table:style-name="ce88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102"/>
          <table:table-cell office:value-type="string" calcext:value-type="string">
            <text:p>yapıldı</text:p>
          </table:table-cell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Default" table:number-columns-repeated="3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2">
          <table:table-cell/>
          <table:table-cell table:style-name="ce83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/>
          <table:table-cell table:style-name="ce93" table:formula="of:=SUM([.D49:.D68])" office:value-type="float" office:value="0" calcext:value-type="float">
            <text:p>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5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31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103"/>
          <table:table-cell table:style-name="ce83"/>
          <table:table-cell table:number-columns-repeated="2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103"/>
          <table:table-cell table:style-name="ce83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1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E este" table:style-name="ta2">
        <table:table-column table:style-name="co3" table:default-cell-style-name="ce83"/>
        <table:table-column table:style-name="co9" table:default-cell-style-name="ce89"/>
        <table:table-column table:style-name="co10" table:default-cell-style-name="ce89"/>
        <table:table-column table:style-name="co6" table:default-cell-style-name="ce89"/>
        <table:table-column table:style-name="co1" table:default-cell-style-name="ce89"/>
        <table:table-column table:style-name="co7" table:default-cell-style-name="ce89"/>
        <table:table-column table:style-name="co8" table:default-cell-style-name="ce89"/>
        <table:table-column table:style-name="co1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nE este</text:p>
          </table:table-cell>
          <table:table-cell table:number-columns-repeated="57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Default" table:number-columns-repeated="2"/>
          <table:table-cell table:style-name="ce93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Kira Bedeli</text:p>
          </table:table-cell>
          <table:table-cell table:style-name="ce93" table:formula="of:=SUM([.C14:.C29])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me</text:p>
          </table:table-cell>
          <table:table-cell table:style-name="ce93" table:formula="of:=SUM([.D14:.D29])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93" table:formula="of:=[.E28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<text:s/>Masraf</text:p>
          </table:table-cell>
          <table:table-cell table:style-name="ce93" table:formula="of:=[.D32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90" office:value-type="string" calcext:value-type="string">
            <text:p><text:s/>Net Kira</text:p>
          </table:table-cell>
          <table:table-cell table:style-name="ce93" table:formula="of:=[.C6]-[.C8]" office:value-type="float" office:value="0" calcext:value-type="float">
            <text:p>0,00</text:p>
          </table:table-cell>
          <table:table-cell table:style-name="Default"/>
          <table:table-cell table:style-name="ce93"/>
          <table:table-cell table:number-columns-repeated="54"/>
        </table:table-row>
        <table:table-row table:style-name="ro1">
          <table:table-cell/>
          <table:table-cell table:style-name="ce80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85" table:number-columns-repeated="2"/>
          <table:table-cell table:style-name="ce90" table:number-columns-repeated="3"/>
          <table:table-cell table:number-columns-repeated="54"/>
        </table:table-row>
        <table:table-row table:style-name="ro1">
          <table:table-cell/>
          <table:table-cell table:style-name="ce80" office:value-type="string" calcext:value-type="string">
            <text:p>Motorcu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2-09-29" calcext:value-type="date">
            <text:p>29.09.2022</text:p>
          </table:table-cell>
          <table:table-cell table:style-name="ce83" office:value-type="string" calcext:value-type="string">
            <text:p>Emre Aktaş – Burak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21-22 kira bedeli 30000 TL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 table:number-rows-repeated="2">
          <table:table-cell/>
          <table:table-cell table:style-name="ce83"/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number-columns-repeated="2"/>
          <table:table-cell table:style-name="ce91" table:formula="of:=[.E15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0]+[.C21]-[.D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1]+[.C22]-[.D22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2]+[.C23]-[.D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3]+[.C24]-[.D24]" office:value-type="float" office:value="0" calcext:value-type="float">
            <text:p>0,00</text:p>
          </table:table-cell>
          <table:table-cell table:number-columns-repeated="54"/>
        </table:table-row>
        <table:table-row table:style-name="ro1" table:number-rows-repeated="3">
          <table:table-cell table:style-name="ce88"/>
          <table:table-cell table:style-name="ce83"/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9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1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/>
          <table:table-cell table:style-name="ce93" table:formula="of:=SUM([.D33:.D52])" office:value-type="float" office:value="0" calcext:value-type="float">
            <text:p>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88"/>
          <table:table-cell table:number-columns-repeated="2"/>
          <table:table-cell table:style-name="ce105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31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103"/>
          <table:table-cell table:style-name="ce83"/>
          <table:table-cell table:number-columns-repeated="2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103"/>
          <table:table-cell table:style-name="ce83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2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F pano" table:style-name="ta2">
        <table:table-column table:style-name="co3" table:default-cell-style-name="ce83"/>
        <table:table-column table:style-name="co9" table:default-cell-style-name="ce89"/>
        <table:table-column table:style-name="co11" table:default-cell-style-name="ce89"/>
        <table:table-column table:style-name="co6" table:default-cell-style-name="ce89"/>
        <table:table-column table:style-name="co1" table:default-cell-style-name="ce89"/>
        <table:table-column table:style-name="co7" table:default-cell-style-name="ce89"/>
        <table:table-column table:style-name="co8" table:default-cell-style-name="ce89"/>
        <table:table-column table:style-name="co1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pano</text:p>
          </table:table-cell>
          <table:table-cell table:number-columns-repeated="57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Default" table:number-columns-repeated="2"/>
          <table:table-cell table:style-name="ce93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<text:s/>Kira Bedeli</text:p>
          </table:table-cell>
          <table:table-cell table:style-name="ce93" table:formula="of:=SUM([.C13:.C24])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<text:s/>Toplam Ödeme</text:p>
          </table:table-cell>
          <table:table-cell table:style-name="ce93" table:formula="of:=SUM([.D13:.D24])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93" table:formula="of:=[.E23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<text:s/>Masraf</text:p>
          </table:table-cell>
          <table:table-cell table:style-name="ce93" table:formula="of:=[.D27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90" office:value-type="string" calcext:value-type="string">
            <text:p>Net Kira</text:p>
          </table:table-cell>
          <table:table-cell table:style-name="ce93" table:formula="of:=[.C6]-[.C8]" office:value-type="float" office:value="0" calcext:value-type="float">
            <text:p>0,00</text:p>
          </table:table-cell>
          <table:table-cell table:style-name="Default"/>
          <table:table-cell table:style-name="ce93"/>
          <table:table-cell table:number-columns-repeated="54"/>
        </table:table-row>
        <table:table-row table:style-name="ro1">
          <table:table-cell/>
          <table:table-cell table:style-name="ce80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2"/>
          <table:table-cell table:style-name="ce91"/>
          <table:table-cell table:number-columns-repeated="54"/>
        </table:table-row>
        <table:table-row table:style-name="ro1" table:number-rows-repeated="2">
          <table:table-cell/>
          <table:table-cell table:style-name="ce83"/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4]+[.C16]-[.D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8]+[.C19]-[.D19]" office:value-type="float" office:value="0" calcext:value-type="float">
            <text:p>0,00</text:p>
          </table:table-cell>
          <table:table-cell table:number-columns-repeated="54"/>
        </table:table-row>
        <table:table-row table:style-name="ro1" table:number-rows-repeated="3">
          <table:table-cell table:style-name="ce88"/>
          <table:table-cell table:style-name="ce83"/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9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1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/>
          <table:table-cell table:style-name="ce93" table:formula="of:=SUM([.D29:.D48])" office:value-type="float" office:value="0" calcext:value-type="float">
            <text:p>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5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88"/>
          <table:table-cell table:number-columns-repeated="2"/>
          <table:table-cell table:style-name="ce105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31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 table:number-rows-repeated="2">
          <table:table-cell table:style-name="ce103"/>
          <table:table-cell table:style-name="ce83"/>
          <table:table-cell table:number-columns-repeated="2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style-name="ce103"/>
          <table:table-cell table:style-name="ce83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3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4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3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H yazıhane" table:style-name="ta2">
        <table:table-column table:style-name="co12" table:default-cell-style-name="ce83"/>
        <table:table-column table:style-name="co13" table:default-cell-style-name="ce83"/>
        <table:table-column table:style-name="co14" table:default-cell-style-name="ce89"/>
        <table:table-column table:style-name="co7" table:default-cell-style-name="ce89"/>
        <table:table-column table:style-name="co15" table:default-cell-style-name="ce89"/>
        <table:table-column table:style-name="co7" table:default-cell-style-name="ce89"/>
        <table:table-column table:style-name="co8" table:default-cell-style-name="ce89"/>
        <table:table-column table:style-name="co1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93" table:formula="of:=SUM([.F6:.F56])" office:value-type="float" office:value="947.91" calcext:value-type="float">
            <text:p>947,91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6]-[.D6]" office:value-type="float" office:value="0" calcext:value-type="float">
            <text:p>0,00</text:p>
          </table:table-cell>
          <table:table-cell office:value-type="float" office:value="143.08" calcext:value-type="float">
            <text:p>143,08</text:p>
          </table:table-cell>
          <table:table-cell table:style-name="ce102" table:formula="of:=[.G5]+[.E6]-[.F6]" office:value-type="float" office:value="-143.08" calcext:value-type="float">
            <text:p>-143,08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2-28" calcext:value-type="date">
            <text:p>28.02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7]-[.D7]" office:value-type="float" office:value="0" calcext:value-type="float">
            <text:p>0,00</text:p>
          </table:table-cell>
          <table:table-cell office:value-type="float" office:value="69" calcext:value-type="float">
            <text:p>69,00</text:p>
          </table:table-cell>
          <table:table-cell table:style-name="ce102" table:formula="of:=[.G6]+[.E7]-[.F7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8]-[.D8]" office:value-type="float" office:value="0" calcext:value-type="float">
            <text:p>0,00</text:p>
          </table:table-cell>
          <table:table-cell/>
          <table:table-cell table:style-name="ce102" table:formula="of:=[.G7]+[.E8]-[.F8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9]-[.D9]" office:value-type="float" office:value="0" calcext:value-type="float">
            <text:p>0,00</text:p>
          </table:table-cell>
          <table:table-cell table:style-name="Default" office:value-type="float" office:value="15.52" calcext:value-type="float">
            <text:p>15,52</text:p>
          </table:table-cell>
          <table:table-cell table:style-name="ce102" table:formula="of:=[.G8]+[.E9]-[.F9]" office:value-type="float" office:value="-227.6" calcext:value-type="float">
            <text:p>-227,60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4-30" calcext:value-type="date">
            <text:p>30.04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10]-[.D10]" office:value-type="float" office:value="0" calcext:value-type="float">
            <text:p>0,00</text:p>
          </table:table-cell>
          <table:table-cell office:value-type="float" office:value="43.51" calcext:value-type="float">
            <text:p>43,51</text:p>
          </table:table-cell>
          <table:table-cell table:style-name="ce102" table:formula="of:=[.G9]+[.E10]-[.F10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5-30" calcext:value-type="date">
            <text:p>30.05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1]-[.D11]" office:value-type="float" office:value="0" calcext:value-type="float">
            <text:p>0,00</text:p>
          </table:table-cell>
          <table:table-cell/>
          <table:table-cell table:style-name="ce102" table:formula="of:=[.G10]+[.E11]-[.F11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0-14" calcext:value-type="date">
            <text:p>14.10.2021</text:p>
          </table:table-cell>
          <table:table-cell office:value-type="string" calcext:value-type="string">
            <text:p>Bina Vergisi 1</text:p>
          </table:table-cell>
          <table:table-cell/>
          <table:table-cell table:style-name="Default"/>
          <table:table-cell table:formula="of:=[.C12]-[.D12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102" table:formula="of:=[.G11]+[.E12]-[.F12]" office:value-type="float" office:value="-568.11" calcext:value-type="float">
            <text:p>-568,1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0-14" calcext:value-type="date">
            <text:p>14.10.2021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 table:formula="of:=[.C13]-[.D13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102" table:formula="of:=[.G12]+[.E13]-[.F13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6-30" calcext:value-type="date">
            <text:p>30.06.2021</text:p>
          </table:table-cell>
          <table:table-cell office:value-type="string" calcext:value-type="string">
            <text:p>Elektrik</text:p>
          </table:table-cell>
          <table:table-cell table:style-name="ce103"/>
          <table:table-cell table:style-name="Default"/>
          <table:table-cell table:formula="of:=[.C14]-[.D14]" office:value-type="float" office:value="0" calcext:value-type="float">
            <text:p>0,00</text:p>
          </table:table-cell>
          <table:table-cell/>
          <table:table-cell table:style-name="ce102" table:formula="of:=[.G13]+[.E14]-[.F14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7-30" calcext:value-type="date">
            <text:p>30.07.2021</text:p>
          </table:table-cell>
          <table:table-cell office:value-type="string" calcext:value-type="string">
            <text:p>Elektrik</text:p>
          </table:table-cell>
          <table:table-cell table:style-name="ce103"/>
          <table:table-cell table:style-name="Default"/>
          <table:table-cell table:formula="of:=[.C15]-[.D15]" office:value-type="float" office:value="0" calcext:value-type="float">
            <text:p>0,00</text:p>
          </table:table-cell>
          <table:table-cell/>
          <table:table-cell table:style-name="ce102" table:formula="of:=[.G14]+[.E15]-[.F15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8-30" calcext:value-type="date">
            <text:p>30.08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6]-[.D16]" office:value-type="float" office:value="0" calcext:value-type="float">
            <text:p>0,00</text:p>
          </table:table-cell>
          <table:table-cell/>
          <table:table-cell table:style-name="ce102" table:formula="of:=[.G15]+[.E16]-[.F16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9-30" calcext:value-type="date">
            <text:p>30.09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7]-[.D17]" office:value-type="float" office:value="0" calcext:value-type="float">
            <text:p>0,00</text:p>
          </table:table-cell>
          <table:table-cell/>
          <table:table-cell table:style-name="ce102" table:formula="of:=[.G16]+[.E17]-[.F17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0-30" calcext:value-type="date">
            <text:p>30.10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8]-[.D18]" office:value-type="float" office:value="0" calcext:value-type="float">
            <text:p>0,00</text:p>
          </table:table-cell>
          <table:table-cell/>
          <table:table-cell table:style-name="ce102" table:formula="of:=[.G17]+[.E18]-[.F18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0-14" calcext:value-type="date">
            <text:p>14.10.2021</text:p>
          </table:table-cell>
          <table:table-cell office:value-type="string" calcext:value-type="string">
            <text:p>vergi fark</text:p>
          </table:table-cell>
          <table:table-cell/>
          <table:table-cell table:style-name="Default"/>
          <table:table-cell table:formula="of:=[.C19]-[.D19]" office:value-type="float" office:value="0" calcext:value-type="float">
            <text:p>0,00</text:p>
          </table:table-cell>
          <table:table-cell office:value-type="float" office:value="23.4" calcext:value-type="float">
            <text:p>23,40</text:p>
          </table:table-cell>
          <table:table-cell table:style-name="ce102" table:formula="of:=[.G18]+[.E19]-[.F19]" office:value-type="float" office:value="-621.21" calcext:value-type="float">
            <text:p>-621,2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0-14" calcext:value-type="date">
            <text:p>14.10.2021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 table:formula="of:=[.C20]-[.D20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102" table:formula="of:=[.G19]+[.E20]-[.F20]" office:value-type="float" office:value="-918.21" calcext:value-type="float">
            <text:p>-918,2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0-14" calcext:value-type="date">
            <text:p>14.10.2021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 table:formula="of:=[.C21]-[.D21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102" table:formula="of:=[.G20]+[.E21]-[.F21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22]-[.D22]" office:value-type="float" office:value="0" calcext:value-type="float">
            <text:p>0,00</text:p>
          </table:table-cell>
          <table:table-cell/>
          <table:table-cell table:style-name="ce102" table:formula="of:=[.G21]+[.E22]-[.F22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88"/>
          <table:table-cell table:number-columns-repeated="2"/>
          <table:table-cell table:style-name="Default"/>
          <table:table-cell table:number-columns-repeated="2"/>
          <table:table-cell table:style-name="ce102" table:formula="of:=[.G22]+[.E23]-[.F23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/>
          <table:table-cell table:style-name="ce75"/>
          <table:table-cell/>
          <table:table-cell table:style-name="Default"/>
          <table:table-cell table:number-columns-repeated="2"/>
          <table:table-cell table:style-name="ce102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8"/>
          <table:table-cell table:number-columns-repeated="58"/>
        </table:table-row>
        <table:table-row table:style-name="ro1" table:number-rows-repeated="2">
          <table:table-cell table:style-name="ce88"/>
          <table:table-cell table:style-name="ce89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97"/>
          <table:table-cell table:number-columns-repeated="54"/>
        </table:table-row>
        <table:table-row table:style-name="ro1" table:number-rows-repeated="2">
          <table:table-cell table:style-name="ce88"/>
          <table:table-cell table:number-columns-repeated="3"/>
          <table:table-cell table:style-name="ce97"/>
          <table:table-cell table:number-columns-repeated="54"/>
        </table:table-row>
        <table:table-row table:style-name="ro1">
          <table:table-cell table:number-columns-repeated="4"/>
          <table:table-cell table:style-name="ce97"/>
          <table:table-cell table:number-columns-repeated="54"/>
        </table:table-row>
        <table:table-row table:style-name="ro1">
          <table:table-cell table:style-name="ce88"/>
          <table:table-cell table:number-columns-repeated="3"/>
          <table:table-cell table:style-name="ce97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93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102"/>
          <table:table-cell table:number-columns-repeated="53"/>
        </table:table-row>
        <table:table-row table:style-name="ro1" table:number-rows-repeated="104851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2 Sn2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ce102"/>
        <table:table-row table:style-name="ro1">
          <table:table-cell table:style-name="ce83"/>
          <table:table-cell table:style-name="ce80" office:value-type="string" calcext:value-type="string">
            <text:p>Sanayi S2 Yazıhane Sol </text:p>
          </table:table-cell>
          <table:table-cell table:style-name="ce80" office:value-type="string" calcext:value-type="string">
            <text:p>240 m2</text:p>
          </table:table-cell>
          <table:table-cell table:style-name="ce89" table:number-columns-repeated="3"/>
          <table:table-cell/>
        </table:table-row>
        <table:table-row table:style-name="ro1">
          <table:table-cell table:style-name="ce85" table:number-columns-repeated="3"/>
          <table:table-cell table:style-name="ce90" table:number-columns-repeated="3"/>
          <table:table-cell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style-name="ce80"/>
          <table:table-cell table:number-columns-repeated="2"/>
          <table:table-cell table:style-name="ce93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0 Nakli Yekün</text:p>
          </table:table-cell>
          <table:table-cell table:style-name="ce112"/>
          <table:table-cell table:style-name="ce93" table:formula="of:=SUM([.D14:.D17])" office:value-type="float" office:value="31369.2" calcext:value-type="float">
            <text:p>31.369,20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1 Masraflar</text:p>
          </table:table-cell>
          <table:table-cell table:style-name="ce112"/>
          <table:table-cell table:style-name="ce93" table:formula="of:=SUM([.D18:.D34])" office:value-type="float" office:value="500" calcext:value-type="float">
            <text:p>500,00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Gecikme</text:p>
          </table:table-cell>
          <table:table-cell table:style-name="ce112"/>
          <table:table-cell table:style-name="ce93" table:formula="of:=SUM([.G17:.G34])" office:value-type="float" office:value="5623.05476333333" calcext:value-type="float">
            <text:p>5.623,05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table:number-columns-repeated="2"/>
          <table:table-cell table:style-name="ce93" table:number-columns-repeated="3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Toplam Ödenecek</text:p>
          </table:table-cell>
          <table:table-cell table:style-name="ce112"/>
          <table:table-cell table:style-name="ce93" table:formula="of:=SUM([.D4:.D7])" office:value-type="float" office:value="37492.2547633333" calcext:value-type="float">
            <text:p>37.492,25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0 Toplam Ödeme</text:p>
          </table:table-cell>
          <table:table-cell table:style-name="ce112"/>
          <table:table-cell table:style-name="ce93" table:formula="of:=SUM([.E17:.E34])" office:value-type="float" office:value="0" calcext:value-type="float">
            <text:p>0,00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table:number-columns-repeated="2"/>
          <table:table-cell table:style-name="ce93" table:number-columns-repeated="3"/>
          <table:table-cell/>
        </table:table-row>
        <table:table-row table:style-name="ro2">
          <table:table-cell table:style-name="ce83"/>
          <table:table-cell table:style-name="ce90" office:value-type="string" calcext:value-type="string">
            <text:p>2021 Bakiye</text:p>
          </table:table-cell>
          <table:table-cell table:style-name="ce90"/>
          <table:table-cell table:style-name="ce26" table:formula="of:=[.D8]-[.D9]" office:value-type="float" office:value="37492.2547633333" calcext:value-type="float">
            <text:p>37.492,25</text:p>
          </table:table-cell>
          <table:table-cell/>
          <table:table-cell table:style-name="ce93"/>
          <table:table-cell/>
        </table:table-row>
        <table:table-row table:style-name="ro1">
          <table:table-cell table:style-name="ce83"/>
          <table:table-cell table:style-name="ce80" table:number-columns-repeated="2"/>
          <table:table-cell table:style-name="ce89" table:number-columns-repeated="3"/>
          <table:table-cell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121" office:value-type="string" calcext:value-type="string">
            <text:p>tüfe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Gecikme</text:p>
          </table:table-cell>
        </table:table-row>
        <table:table-row table:style-name="ro1">
          <table:table-cell table:style-name="ce83"/>
          <table:table-cell table:style-name="ce80" office:value-type="string" calcext:value-type="string">
            <text:p>Radyotörcü </text:p>
          </table:table-cell>
          <table:table-cell/>
          <table:table-cell table:style-name="ce89" table:number-columns-repeated="2"/>
          <table:table-cell table:style-name="ce91"/>
          <table:table-cell/>
        </table:table-row>
        <table:table-row table:style-name="ro1">
          <table:table-cell table:style-name="ce83"/>
          <table:table-cell table:style-name="ce83" office:value-type="string" calcext:value-type="string">
            <text:p>Dursun Durmuş</text:p>
          </table:table-cell>
          <table:table-cell/>
          <table:table-cell table:style-name="ce89" table:number-columns-repeated="2"/>
          <table:table-cell table:style-name="ce91"/>
          <table:table-cell/>
        </table:table-row>
        <table:table-row table:style-name="ro1">
          <table:table-cell table:style-name="ce83"/>
          <table:table-cell table:style-name="ce83" office:value-type="string" calcext:value-type="string">
            <text:p>DOĞUŞ 200 YILI HESAP</text:p>
          </table:table-cell>
          <table:table-cell/>
          <table:table-cell table:style-name="ce89" office:value-type="float" office:value="9213.14" calcext:value-type="float">
            <text:p>9.213,14</text:p>
          </table:table-cell>
          <table:table-cell table:style-name="ce89"/>
          <table:table-cell table:style-name="ce102" table:formula="of:=[.D16]" office:value-type="float" office:value="9213.14" calcext:value-type="float">
            <text:p>9.213,14</text:p>
          </table:table-cell>
          <table:table-cell/>
        </table:table-row>
        <table:table-row table:style-name="ro1">
          <table:table-cell table:style-name="ce103" office:value-type="date" office:date-value="2020-12-31" calcext:value-type="date">
            <text:p>31.12.2020</text:p>
          </table:table-cell>
          <table:table-cell office:value-type="string" calcext:value-type="string">
            <text:p>2020 Nakli Yekün</text:p>
          </table:table-cell>
          <table:table-cell/>
          <table:table-cell table:style-name="ce102" office:value-type="float" office:value="22156.06" calcext:value-type="float">
            <text:p>22.156,06</text:p>
          </table:table-cell>
          <table:table-cell/>
          <table:table-cell table:style-name="ce102" table:formula="of:=[.F16]+[.D17]-[.E17]" office:value-type="float" office:value="31369.2" calcext:value-type="float">
            <text:p>31.369,20</text:p>
          </table:table-cell>
          <table:table-cell/>
        </table:table-row>
        <table:table-row table:style-name="ro1">
          <table:table-cell table:style-name="ce103"/>
          <table:table-cell office:value-type="string" calcext:value-type="string">
            <text:p>Emrullah Özer Noter Vekalet</text:p>
          </table:table-cell>
          <table:table-cell/>
          <table:table-cell table:style-name="ce102" office:value-type="float" office:value="500" calcext:value-type="float">
            <text:p>500,00</text:p>
          </table:table-cell>
          <table:table-cell/>
          <table:table-cell table:style-name="ce102" table:formula="of:=[.F17]+[.D18]-[.E18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3" office:value-type="date" office:date-value="2021-01-30" calcext:value-type="date">
            <text:p>30.01.2021</text:p>
          </table:table-cell>
          <table:table-cell office:value-type="string" calcext:value-type="string">
            <text:p>Ocak Gecikme</text:p>
          </table:table-cell>
          <table:table-cell office:value-type="float" office:value="14.97" calcext:value-type="float">
            <text:p>14,97</text:p>
          </table:table-cell>
          <table:table-cell table:style-name="ce102"/>
          <table:table-cell/>
          <table:table-cell table:style-name="ce102" table:formula="of:=[.F18]+[.D19]-[.E19]" office:value-type="float" office:value="31869.2" calcext:value-type="float">
            <text:p>31.869,20</text:p>
          </table:table-cell>
          <table:table-cell table:formula="of:=[.F18]*[.C19]/100/12" office:value-type="float" office:value="397.56827" calcext:value-type="float">
            <text:p>397,57</text:p>
          </table:table-cell>
        </table:table-row>
        <table:table-row table:style-name="ro1">
          <table:table-cell table:style-name="ce103" office:value-type="date" office:date-value="2021-02-28" calcext:value-type="date">
            <text:p>28.02.2021</text:p>
          </table:table-cell>
          <table:table-cell office:value-type="string" calcext:value-type="string">
            <text:p>Şubat Gecikme</text:p>
          </table:table-cell>
          <table:table-cell office:value-type="float" office:value="15.61" calcext:value-type="float">
            <text:p>15,61</text:p>
          </table:table-cell>
          <table:table-cell table:style-name="ce102"/>
          <table:table-cell/>
          <table:table-cell table:style-name="ce102" table:formula="of:=[.F19]+[.D20]-[.E20]" office:value-type="float" office:value="31869.2" calcext:value-type="float">
            <text:p>31.869,20</text:p>
          </table:table-cell>
          <table:table-cell table:formula="of:=[.F19]*[.C20]/100/12" office:value-type="float" office:value="414.565176666667" calcext:value-type="float">
            <text:p>414,57</text:p>
          </table:table-cell>
        </table:table-row>
        <table:table-row table:style-name="ro1">
          <table:table-cell table:style-name="ce103" office:value-type="date" office:date-value="2021-03-30" calcext:value-type="date">
            <text:p>30.03.2021</text:p>
          </table:table-cell>
          <table:table-cell office:value-type="string" calcext:value-type="string">
            <text:p>Mart Gecikme</text:p>
          </table:table-cell>
          <table:table-cell office:value-type="float" office:value="16.19" calcext:value-type="float">
            <text:p>16,19</text:p>
          </table:table-cell>
          <table:table-cell table:style-name="ce102"/>
          <table:table-cell/>
          <table:table-cell table:style-name="ce102" table:formula="of:=[.F20]+[.D21]-[.E21]" office:value-type="float" office:value="31869.2" calcext:value-type="float">
            <text:p>31.869,20</text:p>
          </table:table-cell>
          <table:table-cell table:formula="of:=[.F20]*[.C21]/100/12" office:value-type="float" office:value="429.968623333333" calcext:value-type="float">
            <text:p>429,97</text:p>
          </table:table-cell>
        </table:table-row>
        <table:table-row table:style-name="ro1">
          <table:table-cell table:style-name="ce103" office:value-type="date" office:date-value="2021-04-30" calcext:value-type="date">
            <text:p>30.04.2021</text:p>
          </table:table-cell>
          <table:table-cell office:value-type="string" calcext:value-type="string">
            <text:p>Nisan Gecikme</text:p>
          </table:table-cell>
          <table:table-cell office:value-type="float" office:value="17.14" calcext:value-type="float">
            <text:p>17,14</text:p>
          </table:table-cell>
          <table:table-cell table:style-name="ce102"/>
          <table:table-cell/>
          <table:table-cell table:style-name="ce102" table:formula="of:=[.F21]+[.D22]-[.E22]" office:value-type="float" office:value="31869.2" calcext:value-type="float">
            <text:p>31.869,20</text:p>
          </table:table-cell>
          <table:table-cell table:formula="of:=[.F21]*[.C22]/100/12" office:value-type="float" office:value="455.198406666667" calcext:value-type="float">
            <text:p>455,20</text:p>
          </table:table-cell>
        </table:table-row>
        <table:table-row table:style-name="ro1">
          <table:table-cell table:style-name="ce103" office:value-type="date" office:date-value="2021-05-30" calcext:value-type="date">
            <text:p>30.05.2021</text:p>
          </table:table-cell>
          <table:table-cell office:value-type="string" calcext:value-type="string">
            <text:p>Mayıs Gecikme</text:p>
          </table:table-cell>
          <table:table-cell office:value-type="float" office:value="16.59" calcext:value-type="float">
            <text:p>16,59</text:p>
          </table:table-cell>
          <table:table-cell table:number-columns-repeated="2"/>
          <table:table-cell table:style-name="ce102" table:formula="of:=[.F22]+[.D23]-[.E23]" office:value-type="float" office:value="31869.2" calcext:value-type="float">
            <text:p>31.869,20</text:p>
          </table:table-cell>
          <table:table-cell table:formula="of:=[.F22]*[.C23]/100/12" office:value-type="float" office:value="440.59169" calcext:value-type="float">
            <text:p>440,59</text:p>
          </table:table-cell>
        </table:table-row>
        <table:table-row table:style-name="ro1">
          <table:table-cell table:style-name="ce103" office:value-type="date" office:date-value="2021-06-30" calcext:value-type="date">
            <text:p>30.06.2021</text:p>
          </table:table-cell>
          <table:table-cell office:value-type="string" calcext:value-type="string">
            <text:p>Haziran Gecikme</text:p>
          </table:table-cell>
          <table:table-cell office:value-type="float" office:value="17.53" calcext:value-type="float">
            <text:p>17,53</text:p>
          </table:table-cell>
          <table:table-cell table:number-columns-repeated="2"/>
          <table:table-cell table:style-name="ce102" table:formula="of:=[.F23]+[.D24]-[.E24]" office:value-type="float" office:value="31869.2" calcext:value-type="float">
            <text:p>31.869,20</text:p>
          </table:table-cell>
          <table:table-cell table:formula="of:=[.F23]*[.C24]/100/12" office:value-type="float" office:value="465.555896666667" calcext:value-type="float">
            <text:p>465,56</text:p>
          </table:table-cell>
        </table:table-row>
        <table:table-row table:style-name="ro1">
          <table:table-cell table:style-name="ce103" office:value-type="date" office:date-value="2021-07-30" calcext:value-type="date">
            <text:p>30.07.2021</text:p>
          </table:table-cell>
          <table:table-cell office:value-type="string" calcext:value-type="string">
            <text:p>Temmuz 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4]+[.D25]-[.E25]" office:value-type="float" office:value="31869.2" calcext:value-type="float">
            <text:p>31.869,20</text:p>
          </table:table-cell>
          <table:table-cell table:formula="of:=[.F24]*[.C25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103" office:value-type="date" office:date-value="2021-08-30" calcext:value-type="date">
            <text:p>30.08.2021</text:p>
          </table:table-cell>
          <table:table-cell office:value-type="string" calcext:value-type="string">
            <text:p>Ağustos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5]+[.D26]-[.E26]" office:value-type="float" office:value="31869.2" calcext:value-type="float">
            <text:p>31.869,20</text:p>
          </table:table-cell>
          <table:table-cell table:formula="of:=[.F25]*[.C26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103" office:value-type="date" office:date-value="2021-09-30" calcext:value-type="date">
            <text:p>30.09.2021</text:p>
          </table:table-cell>
          <table:table-cell office:value-type="string" calcext:value-type="string">
            <text:p>Eylül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6]+[.D27]-[.E27]" office:value-type="float" office:value="31869.2" calcext:value-type="float">
            <text:p>31.869,20</text:p>
          </table:table-cell>
          <table:table-cell table:formula="of:=[.F26]*[.C27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103" office:value-type="date" office:date-value="2021-10-30" calcext:value-type="date">
            <text:p>30.10.2021</text:p>
          </table:table-cell>
          <table:table-cell office:value-type="string" calcext:value-type="string">
            <text:p>Ekim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7]+[.D28]-[.E28]" office:value-type="float" office:value="31869.2" calcext:value-type="float">
            <text:p>31.869,20</text:p>
          </table:table-cell>
          <table:table-cell table:formula="of:=[.F27]*[.C28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103" office:value-type="date" office:date-value="2021-11-30" calcext:value-type="date">
            <text:p>30.11.2021</text:p>
          </table:table-cell>
          <table:table-cell office:value-type="string" calcext:value-type="string">
            <text:p>Kasım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8]+[.D29]-[.E29]" office:value-type="float" office:value="31869.2" calcext:value-type="float">
            <text:p>31.869,20</text:p>
          </table:table-cell>
          <table:table-cell table:formula="of:=[.F28]*[.C29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103" office:value-type="date" office:date-value="2021-12-30" calcext:value-type="date">
            <text:p>30.12.2021</text:p>
          </table:table-cell>
          <table:table-cell office:value-type="string" calcext:value-type="string">
            <text:p>Aralık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9]+[.D30]-[.E30]" office:value-type="float" office:value="31869.2" calcext:value-type="float">
            <text:p>31.869,20</text:p>
          </table:table-cell>
          <table:table-cell table:formula="of:=[.F29]*[.C30]/100/12" office:value-type="float" office:value="503.267783333333" calcext:value-type="float">
            <text:p>503,27</text:p>
          </table:table-cell>
        </table:table-row>
        <table:table-row table:style-name="ro1">
          <table:table-cell table:number-columns-repeated="5"/>
          <table:table-cell table:style-name="ce102" table:formula="of:=[.F30]+[.D31]-[.E31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1]+[.D32]-[.E32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2]+[.D33]-[.E33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3]+[.D34]-[.E34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4]+[.D35]-[.E35]" office:value-type="float" office:value="31869.2" calcext:value-type="float">
            <text:p>31.869,20</text:p>
          </table:table-cell>
          <table:table-cell/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7sn Nzn" table:style-name="ta1"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44"/>
        <table:table-column table:style-name="co25" table:default-cell-style-name="ce144"/>
        <table:table-column table:style-name="co1" table:number-columns-repeated="2" table:default-cell-style-name="Default"/>
        <table:table-row table:style-name="ro1" table:number-rows-repeated="2">
          <table:table-cell table:number-columns-repeated="7"/>
        </table:table-row>
        <table:table-row table:style-name="ro3">
          <table:table-cell table:style-name="ce113" office:value-type="string" calcext:value-type="string">
            <text:p>2020 NAZAN BALCI KİRA GELİR-GİDER</text:p>
          </table:table-cell>
          <table:table-cell table:style-name="ce54"/>
          <table:table-cell table:style-name="ce57"/>
          <table:table-cell table:style-name="ce62" table:number-columns-repeated="2"/>
          <table:table-cell table:style-name="ce54"/>
          <table:table-cell/>
        </table:table-row>
        <table:table-row table:style-name="ro3">
          <table:table-cell table:style-name="ce54" table:number-columns-repeated="3"/>
          <table:table-cell table:style-name="ce62" table:number-columns-repeated="2"/>
          <table:table-cell table:style-name="ce171"/>
          <table:table-cell/>
        </table:table-row>
        <table:table-row table:style-name="ro3">
          <table:table-cell table:style-name="ce54" table:number-columns-repeated="3"/>
          <table:table-cell table:style-name="ce63" office:value-type="string" calcext:value-type="string">
            <text:p>DOĞUŞ</text:p>
          </table:table-cell>
          <table:table-cell table:style-name="ce62"/>
          <table:table-cell table:style-name="ce171"/>
          <table:table-cell/>
        </table:table-row>
        <table:table-row table:style-name="ro3">
          <table:table-cell table:style-name="ce54"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 table:style-name="ce74"/>
          <table:table-cell/>
        </table:table-row>
        <table:table-row table:style-name="ro3">
          <table:table-cell table:style-name="ce54"/>
          <table:table-cell table:style-name="ce109" office:value-type="string" calcext:value-type="string">
            <text:p>2020 Sanayi Nakli Yekün</text:p>
          </table:table-cell>
          <table:table-cell table:style-name="ce65" office:value-type="float" office:value="4938.07" calcext:value-type="float">
            <text:p>4.938,07</text:p>
          </table:table-cell>
          <table:table-cell table:style-name="ce163"/>
          <table:table-cell table:style-name="ce163" table:formula="of:=-[.C7]" office:value-type="float" office:value="-4938.07" calcext:value-type="float">
            <text:p>-4.938,07</text:p>
          </table:table-cell>
          <table:table-cell table:style-name="ce74"/>
          <table:table-cell table:style-name="ce54"/>
        </table:table-row>
        <table:table-row table:style-name="ro3">
          <table:table-cell table:style-name="ce54"/>
          <table:table-cell table:style-name="ce109" office:value-type="string" calcext:value-type="string">
            <text:p>2020 ali paşa nakli yekün</text:p>
          </table:table-cell>
          <table:table-cell table:style-name="ce65" office:value-type="float" office:value="13858.5" calcext:value-type="float">
            <text:p>13.858,50</text:p>
          </table:table-cell>
          <table:table-cell table:style-name="ce163"/>
          <table:table-cell table:style-name="ce48" table:formula="of:=[.E7]-[.C8]+[.D8]" office:value-type="float" office:value="-18796.57" calcext:value-type="float">
            <text:p>-18.796,57</text:p>
          </table:table-cell>
          <table:table-cell table:style-name="ce74"/>
          <table:table-cell table:style-name="ce54"/>
        </table:table-row>
        <table:table-row table:style-name="ro3">
          <table:table-cell table:style-name="ce54"/>
          <table:table-cell table:style-name="ce109" office:value-type="string" calcext:value-type="string">
            <text:p>2021 ali paşa hesabı atila balcıda</text:p>
          </table:table-cell>
          <table:table-cell table:style-name="ce65"/>
          <table:table-cell table:style-name="ce163"/>
          <table:table-cell table:style-name="ce48"/>
          <table:table-cell table:style-name="ce74"/>
          <table:table-cell table:style-name="ce54"/>
        </table:table-row>
        <table:table-row table:style-name="ro3">
          <table:table-cell table:style-name="ce54"/>
          <table:table-cell table:style-name="ce74" office:value-type="string" calcext:value-type="string">
            <text:p>2021 Sanayi Kira geliri</text:p>
          </table:table-cell>
          <table:table-cell table:style-name="ce57"/>
          <table:table-cell table:style-name="ce164"/>
          <table:table-cell table:style-name="ce48" table:formula="of:=[.E8]-[.C10]+[.D10]" office:value-type="float" office:value="-18796.57" calcext:value-type="float">
            <text:p>-18.796,57</text:p>
          </table:table-cell>
          <table:table-cell table:style-name="ce74"/>
          <table:table-cell table:style-name="ce54"/>
        </table:table-row>
        <table:table-row table:style-name="ro3">
          <table:table-cell table:style-name="ce54"/>
          <table:table-cell table:style-name="ce74" office:value-type="string" calcext:value-type="string">
            <text:p>Dış cephe yalıtım 100 m2 * 60 TL</text:p>
          </table:table-cell>
          <table:table-cell table:style-name="ce171"/>
          <table:table-cell table:style-name="ce168" office:value-type="float" office:value="6000" calcext:value-type="float">
            <text:p>6.000,00</text:p>
          </table:table-cell>
          <table:table-cell table:style-name="ce48" table:formula="of:=[.E10]-[.C11]+[.D11]" office:value-type="float" office:value="-12796.57" calcext:value-type="float">
            <text:p>-12.796,57</text:p>
          </table:table-cell>
          <table:table-cell table:style-name="ce168"/>
          <table:table-cell table:style-name="ce54"/>
        </table:table-row>
        <table:table-row table:style-name="ro3" table:number-rows-repeated="2">
          <table:table-cell table:style-name="ce54"/>
          <table:table-cell table:style-name="ce74"/>
          <table:table-cell table:style-name="ce171"/>
          <table:table-cell table:style-name="ce164"/>
          <table:table-cell table:style-name="ce48"/>
          <table:table-cell table:style-name="ce68"/>
          <table:table-cell table:style-name="ce54"/>
        </table:table-row>
        <table:table-row table:style-name="ro3">
          <table:table-cell/>
          <table:table-cell table:style-name="ce74" table:number-columns-repeated="2"/>
          <table:table-cell table:style-name="ce163"/>
          <table:table-cell table:style-name="ce48"/>
          <table:table-cell table:style-name="ce113"/>
          <table:table-cell table:style-name="ce54"/>
        </table:table-row>
        <table:table-row table:style-name="ro3">
          <table:table-cell/>
          <table:table-cell table:style-name="ce74" table:number-columns-repeated="2"/>
          <table:table-cell table:style-name="ce163"/>
          <table:table-cell table:style-name="ce48"/>
          <table:table-cell table:style-name="ce113"/>
          <table:table-cell/>
        </table:table-row>
        <table:table-row table:style-name="ro3" table:number-rows-repeated="2">
          <table:table-cell table:number-columns-repeated="4"/>
          <table:table-cell table:style-name="ce48"/>
          <table:table-cell table:number-columns-repeated="2"/>
        </table:table-row>
        <table:table-row table:style-name="ro3">
          <table:table-cell table:number-columns-repeated="4"/>
          <table:table-cell table:style-name="ce49"/>
          <table:table-cell table:number-columns-repeated="2"/>
        </table:table-row>
        <table:table-row table:style-name="ro1" table:number-rows-repeated="104855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date-style style:name="N127">
      <number:day number:style="long"/>
      <number:text>.</number:text>
      <number:month number:style="long"/>
      <number:text>.</number:text>
    </number:date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2.499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.00.0000</text:date>, <text:time style:data-style-name="N2" text:time-value="16:58:26.487616827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3-04T17:09:52.802788887</dc:date>
    <meta:editing-duration>P2DT13H37M</meta:editing-duration>
    <meta:editing-cycles>164</meta:editing-cycles>
    <meta:generator>LibreOffice/7.2.5.2$Linux_X86_64 LibreOffice_project/20$Build-2</meta:generator>
    <meta:print-date>2021-09-29T17:30:44.307828083</meta:print-date>
    <meta:document-statistic meta:table-count="8" meta:cell-count="418" meta:object-count="0"/>
  </office:meta>
</office:document-meta>
</file>